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style="italic" style:text-underline-style="solid" style:text-underline-width="auto" style:text-underline-color="font-color" officeooo:rsid="000d575e" officeooo:paragraph-rsid="000d575e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0d575e" officeooo:paragraph-rsid="000d575e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style:text-underline-style="wave" style:text-underline-width="auto" style:text-underline-color="font-color" fo:font-weight="bold" officeooo:rsid="000db9ee" officeooo:paragraph-rsid="000db9ee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officeooo:rsid="000d575e" officeooo:paragraph-rsid="000d575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d575e" officeooo:paragraph-rsid="000d575e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d5c9a" officeooo:paragraph-rsid="000d5c9a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db9ee" officeooo:paragraph-rsid="000db9ee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ec683" officeooo:paragraph-rsid="000ec68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2.064cm"/>
        </style:tab-stops>
      </style:paragraph-properties>
      <style:text-properties fo:font-size="14pt" fo:font-style="normal" style:text-underline-style="none" fo:font-weight="bold" officeooo:rsid="000ec683" officeooo:paragraph-rsid="000ec683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style="italic" fo:font-weight="bold" officeooo:rsid="000d575e" officeooo:paragraph-rsid="000d575e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fo:font-size="14pt" fo:font-style="normal" fo:font-weight="normal" officeooo:rsid="000d575e" officeooo:paragraph-rsid="000d575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4pt" fo:font-style="normal" fo:font-weight="normal" officeooo:rsid="000d575e" officeooo:paragraph-rsid="000d575e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fo:font-size="18pt" fo:font-style="normal" style:text-underline-style="wave" style:text-underline-width="bold" style:text-underline-color="font-color" fo:font-weight="bold" officeooo:rsid="000d575e" officeooo:paragraph-rsid="000d575e" fo:background-color="#afd095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2.064cm"/>
        </style:tab-stops>
      </style:paragraph-properties>
      <style:text-properties fo:font-size="14pt" fo:font-style="normal" style:text-underline-style="none" fo:font-weight="normal" officeooo:rsid="000ec683" officeooo:paragraph-rsid="000ec683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2.064cm"/>
        </style:tab-stops>
      </style:paragraph-properties>
      <style:text-properties fo:font-size="14pt" fo:font-style="normal" style:text-underline-style="none" fo:font-weight="normal" officeooo:rsid="000ec683" officeooo:paragraph-rsid="00139c9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ec683" officeooo:paragraph-rsid="000ec683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2.064cm"/>
        </style:tab-stops>
      </style:paragraph-properties>
      <style:text-properties fo:color="#808080" loext:opacity="100%" fo:font-size="14pt" fo:font-style="normal" style:text-underline-style="none" fo:font-weight="normal" officeooo:rsid="00139c97" officeooo:paragraph-rsid="00139c97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5c9a" style:font-weight-asian="bold" style:font-weight-complex="bold"/>
    </style:style>
    <style:style style:name="T5" style:family="text">
      <style:text-properties officeooo:rsid="000d5c9a"/>
    </style:style>
    <style:style style:name="T6" style:family="text">
      <style:text-properties officeooo:rsid="000db9e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c683" style:font-weight-asian="normal" style:font-weight-complex="normal"/>
    </style:style>
    <style:style style:name="T9" style:family="text">
      <style:text-properties fo:color="#b2b2b2" loext:opacity="100%" style:text-underline-style="none" officeooo:rsid="000ec683" style:font-size-asian="14pt"/>
    </style:style>
    <style:style style:name="T10" style:family="text">
      <style:text-properties fo:color="#808080" loext:opacity="100%" fo:font-weight="normal" style:font-weight-asian="normal" style:font-weight-complex="normal"/>
    </style:style>
    <style:style style:name="T11" style:family="text">
      <style:text-properties officeooo:rsid="00139c97"/>
    </style:style>
    <style:style style:name="T12" style:family="text">
      <style:text-properties officeooo:rsid="001487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е база данных</text:p>
      <text:p text:style-name="P12">создаём <text:span text:style-name="T1">файл</text:span><text:span text:style-name="T2"> </text:span><text:span text:style-name="T9">бд (однотабличная база данных)</text:span></text:p>
      <text:p text:style-name="P12">продукт — программное приложение</text:p>
      <text:p text:style-name="P16">язык программирования(уточнить на лабе)</text:p>
      <text:p text:style-name="P16"/>
      <text:p text:style-name="P10">Жизненный цикл программного обеспечения</text:p>
      <text:p text:style-name="P4">Неудобство потребителя → 1. заказ (заказчик: человек/фирма) → <text:span text:style-name="T5">анализ ПО (тема)</text:span></text:p>
      <text:p text:style-name="P1">отчество (наличие, отсутствие)</text:p>
      <text:p text:style-name="P1">(дата ? год) рождения/поступление</text:p>
      <text:p text:style-name="P1">курс (<text:span text:style-name="T3">«в армию, в академ или нафиг»</text:span>)</text:p>
      <text:p text:style-name="P1">группа (есть ли смысл?)</text:p>
      <text:p text:style-name="P1">оценки (!!очень обсуждать с заказчиком!!)</text:p>
      <text:p text:style-name="P1"/>
      <text:p text:style-name="P13">магазин хозяйственных товаров</text:p>
      <text:p text:style-name="P2">28.02.24 - презентация проекта</text:p>
      <text:p text:style-name="P5"><text:span text:style-name="T3">1 </text:span><text:span text:style-name="T4">слайд</text:span><text:span text:style-name="T3">) </text:span>ТЕМА/фио<text:span text:style-name="T5">_команды_разработчиков</text:span>/тема/МГТУ(корпоративный цвет: сине-голубой)</text:p>
      <text:p text:style-name="P5">(«швабра, ведро - это наше всё»)</text:p>
      <text:p text:style-name="P6"><text:span text:style-name="T3">2,3,4 слайды) </text:span>окно приложения из интернета (анализ предметной области) → <text:span text:style-name="T6">ТЕМА</text:span></text:p>
      <text:p text:style-name="P7">5 слайд) <text:span text:style-name="T7">разработанная структура сайта(</text:span><text:span text:style-name="T8">ID</text:span><text:span text:style-name="T7">/</text:span><text:span text:style-name="T8">категория(5-6 категорий к каждой минимум 3 товара)</text:span><text:span text:style-name="T7">/</text:span><text:span text:style-name="T8">название продукта</text:span><text:span text:style-name="T7">/</text:span><text:span text:style-name="T8">производитель</text:span><text:span text:style-name="T7">) </text:span></text:p>
      <text:p text:style-name="P8">6 слайд)<text:span text:style-name="T7"> методы</text:span></text:p>
      <text:p text:style-name="P14">файл: <text:tab/>1 — добавление</text:p>
      <text:p text:style-name="P14"><text:tab/>2 — редактировние</text:p>
      <text:p text:style-name="P14"><text:tab/>3 — удалить (сложный процесс)</text:p>
      <text:p text:style-name="P9"><text:span text:style-name="T7"><text:tab/>4 — поиск (в вп - запрос (4 вида запроса: </text:span><text:span text:style-name="T10">для библиотеки → по названию, кол-во страниц, т. д.</text:span><text:span text:style-name="T7">))</text:span></text:p>
      <text:p text:style-name="P14"><text:tab/>5 — сортировка (по возрастанию и убыванию) выбрать поля для сортировки</text:p>
      <text:p text:style-name="P17">дата краткий формат <text:span text:style-name="T12">(</text:span>хх.хх.хх<text:span text:style-name="T12">)</text:span> или полный, через точку или слэш</text:p>
      <text:p text:style-name="P14"><text:tab/><text:span text:style-name="T12">6 — графическое отображение данных (график отображения данных (диаграммы(столбчатые, круговые)))</text:span></text:p>
      <text:p text:style-name="P15"/>
      <text:p text:style-name="P3">Защитить презентацию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0:32:55.175850536</meta:creation-date>
    <dc:date>2024-02-14T11:59:55.031886144</dc:date>
    <meta:editing-duration>PT1H26M13S</meta:editing-duration>
    <meta:editing-cycles>7</meta:editing-cycles>
    <meta:generator>LibreOffice/7.5.6.2$Linux_X86_64 LibreOffice_project/50$Build-2</meta:generator>
    <meta:document-statistic meta:table-count="0" meta:image-count="0" meta:object-count="0" meta:page-count="1" meta:paragraph-count="26" meta:word-count="156" meta:character-count="1216" meta:non-whitespace-character-count="1072"/>
  </office:meta>
</office:document-meta>
</file>